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1db1ee" officeooo:paragraph-rsid="001db1e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8adbab" officeooo:paragraph-rsid="00d773e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994cde" officeooo:paragraph-rsid="00d773e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afbcba" officeooo:paragraph-rsid="00d96a7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6f0bfe" officeooo:paragraph-rsid="006f0bf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8adbab" officeooo:paragraph-rsid="00d773e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994cde" officeooo:paragraph-rsid="00d773e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afbcba" officeooo:paragraph-rsid="00d96a70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weight="bold" officeooo:rsid="001c891f" officeooo:paragraph-rsid="001c891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0d58365" officeooo:paragraph-rsid="00d5836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1c891f" officeooo:paragraph-rsid="001c891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1c891f" officeooo:paragraph-rsid="00d96a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normal" officeooo:rsid="00c9679f" officeooo:paragraph-rsid="00d990a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normal" officeooo:rsid="00dae0fb" officeooo:paragraph-rsid="00dae0f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6bbed0" officeooo:paragraph-rsid="006f0bf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6bbed0" officeooo:paragraph-rsid="0070ab3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6bbed0" officeooo:paragraph-rsid="007970a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6bbed0" officeooo:paragraph-rsid="007b499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362169" officeooo:paragraph-rsid="0036216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8bd245" officeooo:paragraph-rsid="00d773e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994cde" officeooo:paragraph-rsid="00d96a7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a7f248" officeooo:paragraph-rsid="00d773e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f63273" officeooo:paragraph-rsid="00f63273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language="ru" fo:country="RU" fo:font-weight="bold" officeooo:rsid="00b17179" officeooo:paragraph-rsid="00b17179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anguage="ru" fo:country="RU" fo:font-weight="bold" officeooo:rsid="001c891f" officeooo:paragraph-rsid="001c891f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ru" fo:country="RU" fo:font-weight="bold" officeooo:rsid="00c9679f" officeooo:paragraph-rsid="00d990a2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ru" fo:country="RU" fo:font-weight="bold" officeooo:rsid="00cf1ada" officeooo:paragraph-rsid="00d990a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ru" fo:country="RU" fo:font-weight="bold" officeooo:rsid="00e2e34d" officeooo:paragraph-rsid="00e2e34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language="ru" fo:country="RU" fo:font-weight="bold" officeooo:rsid="00f0b104" officeooo:paragraph-rsid="00f0b10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language="ru" fo:country="RU" fo:font-weight="normal" officeooo:rsid="00c9679f" officeooo:paragraph-rsid="00d990a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normal" officeooo:rsid="00c5dbef" officeooo:paragraph-rsid="00d96a7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normal" officeooo:rsid="00c5dbef" officeooo:paragraph-rsid="00e8733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normal" officeooo:rsid="00e2e34d" officeooo:paragraph-rsid="00e2e34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normal" officeooo:rsid="00f1270a" officeooo:paragraph-rsid="00f1270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ru" fo:country="RU" fo:font-weight="normal" officeooo:rsid="00dae0fb" officeooo:paragraph-rsid="00f1270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ru" fo:country="RU" fo:font-style="italic" fo:font-weight="normal" officeooo:rsid="00dae0fb" officeooo:paragraph-rsid="00dae0fb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ru" fo:country="RU" fo:font-style="italic" fo:font-weight="normal" officeooo:rsid="00cb5c16" officeooo:paragraph-rsid="00d990a2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ru" fo:country="RU" fo:font-style="italic" fo:font-weight="normal" officeooo:rsid="00f1270a" officeooo:paragraph-rsid="00f1270a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normal" officeooo:rsid="00c9679f" officeooo:paragraph-rsid="00d990a2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language="ru" fo:country="RU" fo:font-weight="normal" officeooo:rsid="00bac11c" officeooo:paragraph-rsid="00bac11c" style:font-weight-asian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language="ru" fo:country="RU" fo:font-weight="normal" officeooo:rsid="00be47bb" officeooo:paragraph-rsid="00be47bb" style:font-weight-asian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language="ru" fo:country="RU" fo:font-weight="normal" officeooo:rsid="00bebd30" officeooo:paragraph-rsid="00bebd3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ru" fo:country="RU" fo:font-weight="normal" officeooo:rsid="00dae0fb" officeooo:paragraph-rsid="00dae0fb" style:font-weight-asian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language="ru" fo:country="RU" style:text-underline-style="none" fo:font-weight="normal" officeooo:rsid="008bd245" officeooo:paragraph-rsid="00d773e4" style:font-weight-asian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language="ru" fo:country="RU" style:text-underline-style="none" fo:font-weight="normal" officeooo:rsid="0029bc92" officeooo:paragraph-rsid="0029bc92" style:font-weight-asian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language="ru" fo:country="RU" style:text-underline-style="none" fo:font-weight="normal" officeooo:rsid="0045d080" officeooo:paragraph-rsid="0045d080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language="ru" fo:country="RU" style:text-underline-style="none" fo:font-weight="normal" officeooo:rsid="003d6883" officeooo:paragraph-rsid="003d6883" style:font-weight-asian="normal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language="ru" fo:country="RU" style:text-underline-style="none" fo:font-weight="normal" officeooo:rsid="004175a5" officeooo:paragraph-rsid="0086168c" style:font-weight-asian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b3fde8" officeooo:paragraph-rsid="00d1a2ab" style:font-weight-asian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be47bb" officeooo:paragraph-rsid="00be47b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en" fo:country="US" fo:font-weight="normal" officeooo:rsid="00cb5c16" officeooo:paragraph-rsid="00d990a2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en" fo:country="US" fo:font-weight="normal" officeooo:rsid="00fc0c47" officeooo:paragraph-rsid="00fc0c4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en" fo:country="US" fo:font-weight="normal" officeooo:rsid="00fc0c47" officeooo:paragraph-rsid="010c4f08" style:font-weight-asian="normal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language="en" fo:country="US" style:text-underline-style="none" fo:font-weight="normal" officeooo:rsid="00959b8e" officeooo:paragraph-rsid="00d773e4" style:font-weight-asian="normal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1e7d4c" officeooo:paragraph-rsid="001f4438" style:font-weight-asian="normal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1e7d4c" officeooo:paragraph-rsid="005e65bb" style:font-weight-asian="normal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1e7d4c" officeooo:paragraph-rsid="00847e97" style:font-weight-asian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1e7d4c" officeooo:paragraph-rsid="0083140a" style:font-weight-asian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829673" officeooo:paragraph-rsid="00829673" style:font-weight-asian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362169" officeooo:paragraph-rsid="003a9b9b" style:font-weight-asian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4dbdd8" officeooo:paragraph-rsid="00580f3d" style:font-weight-asian="normal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3bcdda" officeooo:paragraph-rsid="003bcdda" style:font-weight-asian="normal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fo:language="en" fo:country="US" style:text-underline-style="none" fo:font-weight="normal" officeooo:rsid="003bcdda" officeooo:paragraph-rsid="003bcdda" style:font-weight-asian="normal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fo:language="en" fo:country="US" style:text-underline-style="none" fo:font-weight="normal" officeooo:rsid="003ecfbe" officeooo:paragraph-rsid="005ba38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language="en" fo:country="US" fo:font-style="italic" fo:font-weight="normal" officeooo:rsid="00fc0c47" officeooo:paragraph-rsid="00fc0c47" style:font-style-asian="italic" style:font-weight-asian="normal" style:font-style-complex="italic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d9f3"/>
    </style:style>
    <style:style style:name="T3" style:family="text">
      <style:text-properties fo:language="ru" fo:country="RU" officeooo:rsid="001f4438"/>
    </style:style>
    <style:style style:name="T4" style:family="text">
      <style:text-properties fo:language="ru" fo:country="RU" officeooo:rsid="00213a58"/>
    </style:style>
    <style:style style:name="T5" style:family="text">
      <style:text-properties fo:language="ru" fo:country="RU" officeooo:rsid="00248824"/>
    </style:style>
    <style:style style:name="T6" style:family="text">
      <style:text-properties fo:language="ru" fo:country="RU" officeooo:rsid="0025e93a"/>
    </style:style>
    <style:style style:name="T7" style:family="text">
      <style:text-properties fo:language="ru" fo:country="RU" officeooo:rsid="0027dd30"/>
    </style:style>
    <style:style style:name="T8" style:family="text">
      <style:text-properties fo:language="ru" fo:country="RU" officeooo:rsid="0027ee69"/>
    </style:style>
    <style:style style:name="T9" style:family="text">
      <style:text-properties fo:language="ru" fo:country="RU" officeooo:rsid="002d05c5"/>
    </style:style>
    <style:style style:name="T10" style:family="text">
      <style:text-properties fo:language="ru" fo:country="RU" officeooo:rsid="002ebfc5"/>
    </style:style>
    <style:style style:name="T11" style:family="text">
      <style:text-properties fo:language="ru" fo:country="RU" officeooo:rsid="003238d8"/>
    </style:style>
    <style:style style:name="T12" style:family="text">
      <style:text-properties fo:language="ru" fo:country="RU" officeooo:rsid="003322aa"/>
    </style:style>
    <style:style style:name="T13" style:family="text">
      <style:text-properties fo:language="ru" fo:country="RU" officeooo:rsid="00339deb"/>
    </style:style>
    <style:style style:name="T14" style:family="text">
      <style:text-properties fo:language="ru" fo:country="RU" officeooo:rsid="00343cc6"/>
    </style:style>
    <style:style style:name="T15" style:family="text">
      <style:text-properties fo:language="ru" fo:country="RU" officeooo:rsid="0034cef3"/>
    </style:style>
    <style:style style:name="T16" style:family="text">
      <style:text-properties fo:language="ru" fo:country="RU" officeooo:rsid="0034f365"/>
    </style:style>
    <style:style style:name="T17" style:family="text">
      <style:text-properties fo:language="ru" fo:country="RU" officeooo:rsid="00381408"/>
    </style:style>
    <style:style style:name="T18" style:family="text">
      <style:text-properties fo:language="ru" fo:country="RU" officeooo:rsid="0039b4de"/>
    </style:style>
    <style:style style:name="T19" style:family="text">
      <style:text-properties fo:language="ru" fo:country="RU" officeooo:rsid="003d6883"/>
    </style:style>
    <style:style style:name="T20" style:family="text">
      <style:text-properties fo:language="ru" fo:country="RU" officeooo:rsid="003ff42f"/>
    </style:style>
    <style:style style:name="T21" style:family="text">
      <style:text-properties fo:language="ru" fo:country="RU" officeooo:rsid="00463dfe"/>
    </style:style>
    <style:style style:name="T22" style:family="text">
      <style:text-properties fo:language="ru" fo:country="RU" officeooo:rsid="0048a6a2"/>
    </style:style>
    <style:style style:name="T23" style:family="text">
      <style:text-properties fo:language="ru" fo:country="RU" officeooo:rsid="004a6fee"/>
    </style:style>
    <style:style style:name="T24" style:family="text">
      <style:text-properties fo:language="ru" fo:country="RU" officeooo:rsid="004be4f9"/>
    </style:style>
    <style:style style:name="T25" style:family="text">
      <style:text-properties fo:language="ru" fo:country="RU" officeooo:rsid="004c1993"/>
    </style:style>
    <style:style style:name="T26" style:family="text">
      <style:text-properties fo:language="ru" fo:country="RU" officeooo:rsid="004f3028"/>
    </style:style>
    <style:style style:name="T27" style:family="text">
      <style:text-properties fo:language="ru" fo:country="RU" officeooo:rsid="0050aa90"/>
    </style:style>
    <style:style style:name="T28" style:family="text">
      <style:text-properties fo:language="ru" fo:country="RU" officeooo:rsid="0051f0eb"/>
    </style:style>
    <style:style style:name="T29" style:family="text">
      <style:text-properties fo:language="ru" fo:country="RU" officeooo:rsid="00524d60"/>
    </style:style>
    <style:style style:name="T30" style:family="text">
      <style:text-properties fo:language="ru" fo:country="RU" officeooo:rsid="00548a0b"/>
    </style:style>
    <style:style style:name="T31" style:family="text">
      <style:text-properties fo:language="ru" fo:country="RU" officeooo:rsid="00569777"/>
    </style:style>
    <style:style style:name="T32" style:family="text">
      <style:text-properties fo:language="ru" fo:country="RU" officeooo:rsid="0059f026"/>
    </style:style>
    <style:style style:name="T33" style:family="text">
      <style:text-properties fo:language="ru" fo:country="RU" officeooo:rsid="005b52c5"/>
    </style:style>
    <style:style style:name="T34" style:family="text">
      <style:text-properties fo:language="ru" fo:country="RU" officeooo:rsid="005f18c4"/>
    </style:style>
    <style:style style:name="T35" style:family="text">
      <style:text-properties fo:language="ru" fo:country="RU" officeooo:rsid="0061325c"/>
    </style:style>
    <style:style style:name="T36" style:family="text">
      <style:text-properties fo:language="ru" fo:country="RU" officeooo:rsid="00617194"/>
    </style:style>
    <style:style style:name="T37" style:family="text">
      <style:text-properties fo:language="ru" fo:country="RU" officeooo:rsid="00650c33"/>
    </style:style>
    <style:style style:name="T38" style:family="text">
      <style:text-properties fo:language="ru" fo:country="RU" officeooo:rsid="00663d47"/>
    </style:style>
    <style:style style:name="T39" style:family="text">
      <style:text-properties fo:language="ru" fo:country="RU" officeooo:rsid="0068341b"/>
    </style:style>
    <style:style style:name="T40" style:family="text">
      <style:text-properties fo:language="ru" fo:country="RU" officeooo:rsid="0069934e"/>
    </style:style>
    <style:style style:name="T41" style:family="text">
      <style:text-properties fo:language="ru" fo:country="RU" officeooo:rsid="0045d080"/>
    </style:style>
    <style:style style:name="T42" style:family="text">
      <style:text-properties fo:language="ru" fo:country="RU" officeooo:rsid="008b00b7"/>
    </style:style>
    <style:style style:name="T43" style:family="text">
      <style:text-properties fo:language="ru" fo:country="RU" officeooo:rsid="0095b092"/>
    </style:style>
    <style:style style:name="T44" style:family="text">
      <style:text-properties fo:language="ru" fo:country="RU" officeooo:rsid="0099f4b3"/>
    </style:style>
    <style:style style:name="T45" style:family="text">
      <style:text-properties fo:language="ru" fo:country="RU" officeooo:rsid="009d01f0"/>
    </style:style>
    <style:style style:name="T46" style:family="text">
      <style:text-properties fo:language="ru" fo:country="RU" officeooo:rsid="009e79b0"/>
    </style:style>
    <style:style style:name="T47" style:family="text">
      <style:text-properties fo:language="ru" fo:country="RU" officeooo:rsid="00a043fa"/>
    </style:style>
    <style:style style:name="T48" style:family="text">
      <style:text-properties fo:language="ru" fo:country="RU" officeooo:rsid="00a09707"/>
    </style:style>
    <style:style style:name="T49" style:family="text">
      <style:text-properties fo:language="ru" fo:country="RU" officeooo:rsid="00a27f56"/>
    </style:style>
    <style:style style:name="T50" style:family="text">
      <style:text-properties fo:language="ru" fo:country="RU" officeooo:rsid="00a37680"/>
    </style:style>
    <style:style style:name="T51" style:family="text">
      <style:text-properties fo:language="ru" fo:country="RU" officeooo:rsid="00a4c298"/>
    </style:style>
    <style:style style:name="T52" style:family="text">
      <style:text-properties fo:language="ru" fo:country="RU" officeooo:rsid="00a7866b"/>
    </style:style>
    <style:style style:name="T53" style:family="text">
      <style:text-properties fo:language="ru" fo:country="RU" officeooo:rsid="00a7f248"/>
    </style:style>
    <style:style style:name="T54" style:family="text">
      <style:text-properties fo:language="ru" fo:country="RU" officeooo:rsid="00ac535a"/>
    </style:style>
    <style:style style:name="T55" style:family="text">
      <style:text-properties fo:language="ru" fo:country="RU" officeooo:rsid="00aca9d0"/>
    </style:style>
    <style:style style:name="T56" style:family="text">
      <style:text-properties fo:language="ru" fo:country="RU" officeooo:rsid="00aea715"/>
    </style:style>
    <style:style style:name="T57" style:family="text">
      <style:text-properties fo:language="ru" fo:country="RU" officeooo:rsid="00b17179"/>
    </style:style>
    <style:style style:name="T58" style:family="text">
      <style:text-properties fo:language="ru" fo:country="RU" officeooo:rsid="00d677f6"/>
    </style:style>
    <style:style style:name="T59" style:family="text">
      <style:text-properties fo:language="ru" fo:country="RU" officeooo:rsid="00d72c51"/>
    </style:style>
    <style:style style:name="T60" style:family="text">
      <style:text-properties fo:language="ru" fo:country="RU" officeooo:rsid="00f1270a"/>
    </style:style>
    <style:style style:name="T61" style:family="text">
      <style:text-properties fo:language="ru" fo:country="RU" fo:font-style="italic" style:font-style-asian="italic" style:font-style-complex="italic"/>
    </style:style>
    <style:style style:name="T62" style:family="text">
      <style:text-properties fo:language="ru" fo:country="RU" fo:font-style="normal" style:font-style-asian="normal" style:font-style-complex="normal"/>
    </style:style>
    <style:style style:name="T63" style:family="text">
      <style:text-properties fo:language="ru" fo:country="RU" officeooo:rsid="00fcddad"/>
    </style:style>
    <style:style style:name="T64" style:family="text">
      <style:text-properties officeooo:rsid="003322aa"/>
    </style:style>
    <style:style style:name="T65" style:family="text">
      <style:text-properties officeooo:rsid="006bbed0"/>
    </style:style>
    <style:style style:name="T66" style:family="text">
      <style:text-properties officeooo:rsid="006da9a2"/>
    </style:style>
    <style:style style:name="T67" style:family="text">
      <style:text-properties officeooo:rsid="006f0bfe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6f0bfe"/>
    </style:style>
    <style:style style:name="T70" style:family="text">
      <style:text-properties fo:language="en" fo:country="US" officeooo:rsid="00771d70"/>
    </style:style>
    <style:style style:name="T71" style:family="text">
      <style:text-properties fo:language="en" fo:country="US" officeooo:rsid="007b499f"/>
    </style:style>
    <style:style style:name="T72" style:family="text">
      <style:text-properties fo:language="en" fo:country="US" officeooo:rsid="008974bd"/>
    </style:style>
    <style:style style:name="T73" style:family="text">
      <style:text-properties fo:language="en" fo:country="US" officeooo:rsid="008a9fb2"/>
    </style:style>
    <style:style style:name="T74" style:family="text">
      <style:text-properties fo:language="en" fo:country="US" officeooo:rsid="00afbcba"/>
    </style:style>
    <style:style style:name="T75" style:family="text">
      <style:text-properties fo:language="en" fo:country="US" officeooo:rsid="00e453fc"/>
    </style:style>
    <style:style style:name="T76" style:family="text">
      <style:text-properties fo:language="en" fo:country="US" officeooo:rsid="00edc9eb"/>
    </style:style>
    <style:style style:name="T77" style:family="text">
      <style:text-properties fo:language="en" fo:country="US" officeooo:rsid="00f22f3f"/>
    </style:style>
    <style:style style:name="T78" style:family="text">
      <style:text-properties fo:language="en" fo:country="US" officeooo:rsid="00f998db"/>
    </style:style>
    <style:style style:name="T79" style:family="text">
      <style:text-properties fo:language="en" fo:country="US" officeooo:rsid="00f77456"/>
    </style:style>
    <style:style style:name="T80" style:family="text">
      <style:text-properties fo:language="en" fo:country="US" officeooo:rsid="00fe4390"/>
    </style:style>
    <style:style style:name="T81" style:family="text">
      <style:text-properties fo:language="en" fo:country="US" officeooo:rsid="0101bfb2"/>
    </style:style>
    <style:style style:name="T82" style:family="text">
      <style:text-properties officeooo:rsid="0070ab37"/>
    </style:style>
    <style:style style:name="T83" style:family="text">
      <style:text-properties officeooo:rsid="00771d70"/>
    </style:style>
    <style:style style:name="T84" style:family="text">
      <style:text-properties officeooo:rsid="007b499f"/>
    </style:style>
    <style:style style:name="T85" style:family="text">
      <style:text-properties officeooo:rsid="0080d130"/>
    </style:style>
    <style:style style:name="T86" style:family="text">
      <style:text-properties officeooo:rsid="00829673"/>
    </style:style>
    <style:style style:name="T87" style:family="text">
      <style:text-properties officeooo:rsid="0086168c"/>
    </style:style>
    <style:style style:name="T88" style:family="text">
      <style:text-properties officeooo:rsid="00aaa5d0"/>
    </style:style>
    <style:style style:name="T89" style:family="text">
      <style:text-properties officeooo:rsid="00afbcba"/>
    </style:style>
    <style:style style:name="T90" style:family="text">
      <style:text-properties officeooo:rsid="00b17179"/>
    </style:style>
    <style:style style:name="T91" style:family="text">
      <style:text-properties officeooo:rsid="00c77f31"/>
    </style:style>
    <style:style style:name="T92" style:family="text">
      <style:text-properties officeooo:rsid="00c91cb2"/>
    </style:style>
    <style:style style:name="T93" style:family="text">
      <style:text-properties officeooo:rsid="00ca02ae"/>
    </style:style>
    <style:style style:name="T94" style:family="text">
      <style:text-properties officeooo:rsid="00cb5c16"/>
    </style:style>
    <style:style style:name="T95" style:family="text">
      <style:text-properties officeooo:rsid="00d677f6"/>
    </style:style>
    <style:style style:name="T96" style:family="text">
      <style:text-properties officeooo:rsid="00a7f248"/>
    </style:style>
    <style:style style:name="T97" style:family="text">
      <style:text-properties officeooo:rsid="00dae0fb"/>
    </style:style>
    <style:style style:name="T98" style:family="text">
      <style:text-properties officeooo:rsid="00de15b7"/>
    </style:style>
    <style:style style:name="T99" style:family="text">
      <style:text-properties style:text-underline-style="none" officeooo:rsid="00de15b7"/>
    </style:style>
    <style:style style:name="T100" style:family="text">
      <style:text-properties officeooo:rsid="00e453fc"/>
    </style:style>
    <style:style style:name="T101" style:family="text">
      <style:text-properties officeooo:rsid="00e75e32"/>
    </style:style>
    <style:style style:name="T102" style:family="text">
      <style:text-properties officeooo:rsid="00ea01c7"/>
    </style:style>
    <style:style style:name="T103" style:family="text">
      <style:text-properties officeooo:rsid="00ef7938"/>
    </style:style>
    <style:style style:name="T104" style:family="text">
      <style:text-properties officeooo:rsid="00f3763e"/>
    </style:style>
    <style:style style:name="T105" style:family="text">
      <style:text-properties officeooo:rsid="00f77456"/>
    </style:style>
    <style:style style:name="T106" style:family="text">
      <style:text-properties officeooo:rsid="00fcddad"/>
    </style:style>
    <style:style style:name="T107" style:family="text">
      <style:text-properties officeooo:rsid="01000b44"/>
    </style:style>
    <style:style style:name="T108" style:family="text">
      <style:text-properties officeooo:rsid="0101bfb2"/>
    </style:style>
    <style:style style:name="T109" style:family="text">
      <style:text-properties officeooo:rsid="010b2b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90">d</text:span>iOS</text:p>
      <text:p text:style-name="P24">Цели проекта.</text:p>
      <text:list xml:id="list2156885813253618224" text:style-name="L1">
        <text:list-item>
          <text:p text:style-name="P40">Расширить <text:span text:style-name="T68">API FreeRTOS.</text:span></text:p>
        </text:list-item>
        <text:list-item>
          <text:p text:style-name="P49"><text:span text:style-name="T57">И</text:span><text:span text:style-name="T1">нтегрировать механизмы управления энергопотреблением;</text:span></text:p>
        </text:list-item>
        <text:list-item>
          <text:p text:style-name="P41">Поддержка «из коробки»:</text:p>
          <text:list>
            <text:list-item>
              <text:p text:style-name="P41">Файловой системы;</text:p>
            </text:list-item>
            <text:list-item>
              <text:p text:style-name="P41">Сетевого стека;</text:p>
            </text:list-item>
            <text:list-item>
              <text:p text:style-name="P50">USB-<text:span text:style-name="T1">стека;</text:span></text:p>
            </text:list-item>
            <text:list-item>
              <text:p text:style-name="P42">Графической оболочки;</text:p>
            </text:list-item>
          </text:list>
        </text:list-item>
      </text:list>
      <text:p text:style-name="P11"/>
      <text:p text:style-name="P25">Руководство пользователя.</text:p>
      <text:p text:style-name="P25"/>
      <text:p text:style-name="P32"><text:tab/><text:span text:style-name="T101">Максимальное количество задач в системе = 253 = 255 — 2(системные).</text:span></text:p>
      <text:p text:style-name="P32"><text:tab/><text:span text:style-name="T102">Максимальное число таймеров/событий = </text:span><text:span text:style-name="T76">65535</text:span><text:span text:style-name="T102">;</text:span></text:p>
      <text:p text:style-name="P31"><text:tab/>ОС не содержит в себ<text:span text:style-name="T91">е</text:span> механизма разрешения при взаимных блокировках <text:span text:style-name="T92">ресурсов</text:span>. Эта задача лежит на системном и прикладном программистах.<text:tab/></text:p>
      <text:p text:style-name="P12"/>
      <text:p text:style-name="P27">Структура директорий.</text:p>
      <text:p text:style-name="P27"/>
      <text:p text:style-name="P28"><text:span text:style-name="T103">Нумерация</text:span> версий.</text:p>
      <text:p text:style-name="P33"><text:tab/><text:span text:style-name="T100">При любом изменении </text:span><text:span text:style-name="T75">API </text:span><text:span text:style-name="T100">нарушающем обратную совместимость или серьёзно расширяющим функционал, главный номер версии увеличивается.</text:span></text:p>
      <text:p text:style-name="P33"/>
      <text:p text:style-name="P26">Стиль кодирования.</text:p>
      <text:p text:style-name="P39"><text:span text:style-name="T99"><text:tab/></text:span><text:span text:style-name="T98">Данные правила носят рекомендательный характер и не требуют их обязательного применения.</text:span></text:p>
      <text:p text:style-name="P23"><text:tab/>Аккуратность написания текста программы не даёт вам гарантии её верной работы, но позволяет быстро читать и понимать код, <text:span text:style-name="T105">что важно при отладке, поддержке и модификации.</text:span></text:p>
      <text:p text:style-name="P30"><text:tab/><text:span text:style-name="T97">Именование переменных иногда следует правилу постфиксной нотации, для уточнения смысла переменной по тексту. Это напоминает всем известную «венгерскую нотацию», но использует её в правильном варианте - «</text:span><text:span text:style-name="T78">not a type, but a kind of variable!</text:span><text:span text:style-name="T97">»(см. статью Джоэла Спольски).</text:span></text:p>
      <text:p text:style-name="P36">Пример:</text:p>
      <text:p text:style-name="P14">timer_hd – <text:span text:style-name="T1">где </text:span>&lt;_hd&gt; - <text:span text:style-name="T1">хэнд</text:span><text:span text:style-name="T60">л</text:span><text:span text:style-name="T1">.</text:span></text:p>
      <text:p text:style-name="P14">msg_pp – <text:span text:style-name="T1">где </text:span>&lt;_pp&gt; - <text:span text:style-name="T1">указатель на указатель.</text:span></text:p>
      <text:p text:style-name="P43"/>
      <text:p text:style-name="P38">Список <text:span text:style-name="T104">используемых </text:span>постфиксных сокращений:</text:p>
      <text:p text:style-name="P34">_<text:span text:style-name="T68">v – </text:span>вектор (одномерный массив в случае использования <text:span text:style-name="T107">языка </text:span><text:span text:style-name="T68">C</text:span>). _2<text:span text:style-name="T68">v, _3v – n-</text:span>мерные вектора/<text:span text:style-name="T109">массивы</text:span>;</text:p>
      <text:p text:style-name="P34">_<text:span text:style-name="T77">l – </text:span><text:span text:style-name="T108">связный список (не регламентирует вид. Можно уточнять односвязный или двусвязный - _</text:span><text:span text:style-name="T81">ll, _2l </text:span><text:span text:style-name="T108">или др.);</text:span></text:p>
      <text:p text:style-name="P34">_<text:span text:style-name="T68">p – </text:span>указатель;</text:p>
      <text:p text:style-name="P34">_<text:span text:style-name="T68">pp – </text:span>Указатель на указатель и т.д.;</text:p>
      <text:p text:style-name="P34">_<text:span text:style-name="T68">bm – </text:span>битовая маска;</text:p>
      <text:p text:style-name="P34">_<text:span text:style-name="T68">hd – </text:span>хэндл объекта;</text:p>
      <text:p text:style-name="P35"/>
      <text:p text:style-name="P30"><text:tab/>Именование функций <text:span text:style-name="T93">нарушает привычный порядок слов в предложении английского языка и </text:span>подчиняется следующему правилу <text:span text:style-name="T94">от общего к частному и действию над ним</text:span>:</text:p>
      <text:p text:style-name="P13">void &lt;<text:span text:style-name="T1">Имя слоя/</text:span><text:span text:style-name="T59">модуля</text:span>&gt;_&lt;<text:span text:style-name="T1">Сущность</text:span>&gt;&lt;<text:span text:style-name="T1">Действие</text:span>&gt;<text:span text:style-name="T1">(</text:span>void<text:span text:style-name="T1">);</text:span></text:p>
      <text:p text:style-name="P37">Пример:</text:p>
      <text:p text:style-name="P51">... OS_EventStateGet(...), <text:span text:style-name="T1">где </text:span>&lt;OS&gt; - <text:span text:style-name="T1">имя слоя, </text:span>&lt;Event&gt;<text:span text:style-name="T95">&lt;State&gt; - </text:span><text:span text:style-name="T58">сущность, </text:span><text:span text:style-name="T95">&lt;Get&gt; - </text:span><text:span text:style-name="T58">действие.</text:span></text:p>
      <text:p text:style-name="P51"/>
      <text:p text:style-name="P52"><text:soft-page-break/><text:span text:style-name="T58"><text:tab/>Ф</text:span><text:span text:style-name="T1">ункциональные макросы являющиеся частью интерфейса ОС не подчиняются правилам именования заглавными буквами и </text:span><text:span text:style-name="T63">наследуют вид </text:span><text:span text:style-name="T106">CamelCase.</text:span></text:p>
      <text:p text:style-name="P65"><text:span text:style-name="T1">Пример:</text:span></text:p>
      <text:p text:style-name="P52"><text:span text:style-name="T1"><text:tab/>OS_SIGNAL_ID_BM — </text:span><text:span text:style-name="T61">стандарный вид макроса;</text:span></text:p>
      <text:p text:style-name="P52"><text:span text:style-name="T1"><text:tab/></text:span><text:span text:style-name="T61">но</text:span></text:p>
      <text:p text:style-name="P53"><text:span text:style-name="T61"><text:tab/></text:span><text:span text:style-name="T62">OS_SignalCreate(...) — </text:span><text:span text:style-name="T61">функциональный интерфейсный вид;</text:span></text:p>
      <text:p text:style-name="P25"/>
      <text:p text:style-name="P29">Трансляция ПО.</text:p>
      <text:p text:style-name="P25"/>
      <text:p text:style-name="P10">OS_Core.</text:p>
      <text:p text:style-name="P3">OS_Task.</text:p>
      <text:p text:style-name="P7"><text:tab/><text:span text:style-name="T44">Прикладная задача включает в себя две структуры своей конфигурации: статическую и динамическую.</text:span></text:p>
      <text:p text:style-name="P7"><text:span text:style-name="T44"><text:tab/></text:span><text:span text:style-name="T45">В статической </text:span><text:span text:style-name="T50">части </text:span><text:span text:style-name="T45">содерж</text:span><text:span text:style-name="T51">а</text:span><text:span text:style-name="T45">тся: имя задачи, </text:span><text:span text:style-name="T46">указатели на </text:span><text:span text:style-name="T45">главные функции, </text:span><text:span text:style-name="T49">указатель на входные аргументы, </text:span><text:span text:style-name="T45">атрибуты, приоритеты, размер стека, длина очередей ввода-вывода, </text:span><text:span text:style-name="T47">тай</text:span><text:span text:style-name="T48">м</text:span><text:span text:style-name="T47">аут </text:span><text:span text:style-name="T56">ожидания</text:span><text:span text:style-name="T47"> супервизором</text:span><text:span text:style-name="T45">.</text:span></text:p>
      <text:p text:style-name="P7"><text:span text:style-name="T45"><text:tab/></text:span><text:span text:style-name="T52">В динамической части содержатся: </text:span><text:span text:style-name="T53">указатель на статическую часть, хэндлы очередей ввода-вывода, хэндл задачи предка, статистика исполнения, текущий режим питания, </text:span><text:span text:style-name="T55">счётчик </text:span><text:span text:style-name="T53">таймаут</text:span><text:span text:style-name="T55">а</text:span><text:span text:style-name="T53">.</text:span></text:p>
      <text:p text:style-name="P22"/>
      <text:p text:style-name="P4">OS_Timer.</text:p>
      <text:p text:style-name="P21"><text:span text:style-name="T96"><text:tab/>Поле «</text:span><text:span text:style-name="T74">parent</text:span><text:span text:style-name="T89">» структуры статистики таймера определяет создавшего таймер задачу-владельца, а поле </text:span><text:span text:style-name="T74">slot</text:span></text:p>
      <text:p text:style-name="P8"/>
      <text:p text:style-name="P10">OS_IPC.</text:p>
      <text:p text:style-name="P10">OS_Sync.</text:p>
      <text:p text:style-name="P10">OS_Service.</text:p>
      <text:p text:style-name="P2">OS_Startup.</text:p>
      <text:p text:style-name="P6"><text:tab/><text:span text:style-name="T42">Автозапуск служит для создания и последовательного «одномоментного» старта всех прикладных задач пользователя.</text:span></text:p>
      <text:p text:style-name="P20">Последовательность алгоритма:</text:p>
      <text:list xml:id="list6568963285485319581" text:style-name="L2">
        <text:list-item>
          <text:p text:style-name="P44">Проходя по массиву запуска задач пользователя, задача супервизора последовательно создаёт их, <text:span text:style-name="T88">приостанавливая их выполнение</text:span>.</text:p>
        </text:list-item>
        <text:list-item>
          <text:p text:style-name="P54"><text:span text:style-name="T1">Когда все задачи пользователя </text:span><text:span text:style-name="T54">созданы и </text:span><text:span text:style-name="T1">готовы к работе, задача супервизора последовательно по списку запуска </text:span><text:span text:style-name="T43">стартует</text:span><text:span text:style-name="T1"> задачи на исполнение в ОС.</text:span></text:p>
        </text:list-item>
      </text:list>
      <text:p text:style-name="P25"/>
      <text:p text:style-name="P1">OS_Power.</text:p>
      <text:list xml:id="list1506075111569790448" text:style-name="L3">
        <text:list-item>
          <text:p text:style-name="P55">О<text:span text:style-name="T1">С имеет </text:span><text:span text:style-name="T4">конечный набор </text:span><text:span text:style-name="T1">предопределённых состояний </text:span><text:span text:style-name="T2">энергопотребления</text:span><text:span text:style-name="T1">.</text:span></text:p>
          <text:list>
            <text:list-item>
              <text:p text:style-name="P45">PWR_OFF;</text:p>
            </text:list-item>
            <text:list-item>
              <text:p text:style-name="P45">PWR_ON;</text:p>
            </text:list-item>
            <text:list-item>
              <text:p text:style-name="P45">PWR_SLEEP;</text:p>
            </text:list-item>
            <text:list-item>
              <text:p text:style-name="P45">PWR_STOP;</text:p>
            </text:list-item>
            <text:list-item>
              <text:p text:style-name="P45">PWR_STANDBY;</text:p>
            </text:list-item>
            <text:list-item>
              <text:p text:style-name="P46">PWR_HIBERNATE;</text:p>
            </text:list-item>
            <text:list-item>
              <text:p text:style-name="P59">PWR_SHUTDOWN;</text:p>
            </text:list-item>
          </text:list>
        </text:list-item>
        <text:list-item>
          <text:p text:style-name="P56"><text:span text:style-name="T1">Состояния </text:span><text:span text:style-name="T9">ОС </text:span><text:span text:style-name="T1">не всегда </text:span><text:span text:style-name="T10">напрямую </text:span><text:span text:style-name="T1">логически связаны с аналогичными по названию состояниями </text:span>MCU<text:span text:style-name="T1">/</text:span>SoC <text:span text:style-name="T5">и могут иметь другую трактовку</text:span>.</text:p>
        </text:list-item>
        <text:list-item>
          <text:p text:style-name="P60"><text:span text:style-name="T7">В</text:span><text:span text:style-name="T1">о время перехода между состояниями ОС теряет свойств</text:span><text:span text:style-name="T17">а</text:span><text:span text:style-name="T1"> </text:span><text:span text:style-name="T34">системы</text:span><text:span text:style-name="T18"> </text:span><text:span text:style-name="T1">реальн</text:span><text:span text:style-name="T34">ого</text:span><text:span text:style-name="T1"> времени.</text:span></text:p>
        </text:list-item>
        <text:list-item>
          <text:p text:style-name="P61"><text:span text:style-name="T37">В</text:span><text:span text:style-name="T1">ведены </text:span><text:span text:style-name="T37">приоритеты </text:span><text:span text:style-name="T1">для управления последовательностью перехода </text:span><text:span text:style-name="T35">в </text:span><text:span text:style-name="T36">заданное </text:span><text:span text:style-name="T35">состояние </text:span><text:span text:style-name="T1">зависимых друг от друга </text:span><text:span text:style-name="T38">компонентов</text:span><text:span text:style-name="T1"> системы.</text:span></text:p>
        </text:list-item>
        <text:list-item>
          <text:p text:style-name="P61"><text:soft-page-break/><text:span text:style-name="T31">Объекты</text:span><text:span text:style-name="T1"> разделены на две главные группы </text:span><text:span text:style-name="T29">в рамках которых </text:span><text:span text:style-name="T31">они</text:span><text:span text:style-name="T30"> </text:span><text:span text:style-name="T29">имеют личные приоритеты</text:span><text:span text:style-name="T1">: </text:span><text:span text:style-name="T26">задачи и драйверы. </text:span><text:span text:style-name="T27">Задачи имеют более низкий приоритет </text:span><text:span text:style-name="T28">(раньше переводятся в энергосберегающий режим)</text:span><text:span text:style-name="T27"> чем драйверы.</text:span></text:p>
        </text:list-item>
        <text:list-item>
          <text:p text:style-name="P57"><text:span text:style-name="T27">Задачи и драйверы ОС имеют </text:span><text:span text:style-name="T13">личный</text:span><text:span text:style-name="T6"> </text:span><text:span text:style-name="T27">приоритет </text:span><text:span text:style-name="T3">перехода </text:span><text:span text:style-name="T15">(по умолчанию общий минимальный </text:span><text:span text:style-name="T16">= 0</text:span><text:span text:style-name="T15">) </text:span><text:span text:style-name="T3">между состояниями </text:span><text:span text:style-name="T13">с возможностью определения </text:span><text:span text:style-name="T39">значения</text:span><text:span text:style-name="T11"> пользователем </text:span><text:span text:style-name="T13">при создании или </text:span><text:span text:style-name="T14">же </text:span><text:span text:style-name="T13">во время жизни объекта</text:span><text:span text:style-name="T3">.</text:span></text:p>
        </text:list-item>
        <text:list-item>
          <text:p text:style-name="P58"><text:span text:style-name="T3">Чем выше числовое значение приоритета </text:span><text:span text:style-name="T12">(</text:span><text:span text:style-name="T64">0 - 255</text:span><text:span text:style-name="T12">)</text:span><text:span text:style-name="T3">, тем раньше для этого объекта системы будет выполнен переход во включённое состояние </text:span><text:span text:style-name="T7">(PWR_ON)</text:span><text:span text:style-name="T3">. </text:span><text:span text:style-name="T7">Приоритеты инвертируются при переходе в состояния энергосбережения (</text:span><text:span text:style-name="T8">PWR_SLEEP, PWR_STOP, PWR_STANDBY, </text:span><text:span text:style-name="T41">PWR_HIBERNATE, </text:span><text:span text:style-name="T86">PWR_SHUTDOWN, </text:span><text:span text:style-name="T8">PWR_OFF</text:span><text:span text:style-name="T7">).</text:span></text:p>
        </text:list-item>
        <text:list-item>
          <text:p text:style-name="P62"><text:span text:style-name="T7">П</text:span><text:span text:style-name="T1">ереход </text:span><text:span text:style-name="T32">в энергосберегающие режимы </text:span><text:span text:style-name="T1">осуществляется в два этапа в зависимости от личного приоритета энергопотребления объекта:</text:span></text:p>
        </text:list-item>
      </text:list>
      <text:list xml:id="list1152030918681336167" text:style-name="L4">
        <text:list-item>
          <text:list>
            <text:list-item>
              <text:p text:style-name="P63"><text:span text:style-name="T19">С</text:span><text:span text:style-name="T1">остояние применяется ко всем задачам системы.</text:span></text:p>
            </text:list-item>
            <text:list-item>
              <text:p text:style-name="P47">Состояние применяется ко всем драйверам системы.</text:p>
            </text:list-item>
          </text:list>
        </text:list-item>
      </text:list>
      <text:list xml:id="list6443357994012352107" text:style-name="L5">
        <text:list-item>
          <text:p text:style-name="P48">Если объект уже находится в заданном состоянии, то для него не будет вызвана функция перехода (для задач — <text:span text:style-name="T65">func_power</text:span>(), для драйверов — IoCtl(<text:span text:style-name="T87">DRV_REQ_STD_POWER</text:span>)).</text:p>
        </text:list-item>
        <text:list-item>
          <text:p text:style-name="P64"><text:span text:style-name="T1">Если на этапе перехода в определённое состояние </text:span><text:span text:style-name="T40">его </text:span><text:span text:style-name="T1">не удаётся применить к </text:span><text:span text:style-name="T20">текущему</text:span><text:span text:style-name="T1"> объект</text:span><text:span text:style-name="T20">у</text:span><text:span text:style-name="T1"> (возвращён статус ошибки), то будет инициирован откат к предыдущему состоянию для всех объектов системы.</text:span></text:p>
        </text:list-item>
        <text:list-item>
          <text:p text:style-name="P64"><text:span text:style-name="T21">При неудаче отката (хотя бы один из объектов вернул статус ошибки) системой в стандартный поток ввода-вывода будет выдано предупреждение о </text:span><text:span text:style-name="T25">нестабильном</text:span><text:span text:style-name="T21"> состоянии </text:span><text:span text:style-name="T22">с просьбой </text:span><text:span text:style-name="T23">о</text:span><text:span text:style-name="T22"> перезагрузк</text:span><text:span text:style-name="T24">е</text:span><text:span text:style-name="T21">. </text:span><text:span text:style-name="T33">Решение о дальнейших действиях возлагается на пользовательскую часть ПО.</text:span></text:p>
        </text:list-item>
      </text:list>
      <text:p text:style-name="P19"/>
      <text:p text:style-name="P15"><text:tab/>При получении задачей из входной очереди сообщений сигнала «OS_SIG_PWR» в рамках её исполнения планировщиком ОС будет вызвана функция «func_power» назначенная в статической конфигурации задачи. <text:span text:style-name="T66">Если задаче не требуется совершать дополнительные действия при переходе в энергосберегающие состояния, связанные с аллокированными ею ресурсами, то можно присвоить </text:span>«func_power» <text:span text:style-name="T67">значение </text:span><text:span text:style-name="T72">OS_</text:span><text:span text:style-name="T69">NULL.</text:span></text:p>
      <text:p text:style-name="P5"/>
      <text:p text:style-name="P16"><text:span text:style-name="T69"><text:tab/></text:span><text:span text:style-name="T82">Сигнал </text:span>«OS_SIG_PWR» <text:span text:style-name="T82">может быть принят и обработан задачей только через функцию «OS_MessageReceive()». Функция для обработчика прерывания «OS_ISR_MessageReceive()» не содержит в себе механизма реакции на данный сигнал.</text:span></text:p>
      <text:p text:style-name="P18"><text:tab/><text:span text:style-name="T84">Создание задачи через OS_Task</text:span><text:span text:style-name="T71">Create</text:span><text:span text:style-name="T70">() </text:span><text:span text:style-name="T85">всегда вызывает функцию задачи </text:span>func_power<text:span text:style-name="T83">() (</text:span><text:span text:style-name="T70">TaskPower()</text:span><text:span text:style-name="T83">) переводя её в состояние <text:s/>PWR_O</text:span><text:span text:style-name="T71">N</text:span><text:span text:style-name="T83">.</text:span></text:p>
      <text:p text:style-name="P17"><text:span text:style-name="T83"><text:tab/>Удаление задачи через OS_TaskDelete</text:span><text:span text:style-name="T70">() </text:span><text:span text:style-name="T83">не вызывает функцию задачи </text:span>func_power<text:span text:style-name="T83">() (</text:span><text:span text:style-name="T70">TaskPower()</text:span><text:span text:style-name="T83">) если задача уже была в состоянии <text:s/>PWR_</text:span><text:span text:style-name="T73">SHUTDOWN</text:span><text:span text:style-name="T8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0:15:48.328000000</meta:creation-date>
    <dc:date>2014-09-10T22:24:39.455000000</dc:date>
    <meta:editing-duration>PT16H11M38S</meta:editing-duration>
    <meta:editing-cycles>212</meta:editing-cycles>
    <meta:generator>LibreOffice/4.3.0.4$Windows_x86 LibreOffice_project/62ad5818884a2fc2e5780dd45466868d41009ec0</meta:generator>
    <meta:document-statistic meta:table-count="0" meta:image-count="0" meta:object-count="0" meta:page-count="3" meta:paragraph-count="80" meta:word-count="797" meta:character-count="6125" meta:non-whitespace-character-count="5399"/>
  </office:meta>
</office:document-meta>
</file>